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Verdana" svg:font-family="Verdana, Geneva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4.41cm"/>
    </style:style>
    <style:style style:name="Таблица1.B" style:family="table-column">
      <style:table-column-properties style:column-width="12.58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808cm"/>
    </style:style>
    <style:style style:name="P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officeooo:paragraph-rsid="0010c334" style:font-name-asian="Times New Roman1" style:font-size-asian="14pt" style:font-name-complex="Times New Roman1" style:font-size-complex="14pt" fo:background-color="#ffffff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/>
      <style:text-properties style:font-name="Times New Roman" fo:font-size="14pt" officeooo:paragraph-rsid="0010c334" style:font-name-asian="Times New Roman1" style:font-size-asian="14pt" style:font-name-complex="Times New Roman1" style:font-size-complex="14pt" fo:background-color="#ffffff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c334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/>
      <style:text-properties officeooo:paragraph-rsid="0010c334"/>
    </style:style>
    <style:style style:name="P5" style:family="paragraph" style:parent-style-name="Standard" style:master-page-name="First_20_Page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auto"/>
      <style:text-properties officeooo:paragraph-rsid="0010c334"/>
    </style:style>
    <style:style style:name="P6" style:family="paragraph" style:parent-style-name="Standard">
      <style:text-properties style:font-name="Times New Roman" fo:font-size="14pt" officeooo:paragraph-rsid="0010c334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officeooo:paragraph-rsid="0010c334"/>
    </style:style>
    <style:style style:name="P8" style:family="paragraph" style:parent-style-name="Standard">
      <style:paragraph-properties fo:margin-left="8.749cm" fo:margin-right="0cm" fo:margin-top="0cm" fo:margin-bottom="0.212cm" loext:contextual-spacing="false" fo:line-height="100%" fo:text-align="start" style:justify-single-word="false" fo:text-indent="0.141cm" style:auto-text-indent="false"/>
      <style:text-properties officeooo:paragraph-rsid="0010c334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officeooo:paragraph-rsid="0010c334" style:font-name-asian="Times New Roman1" style:font-size-asian="14pt" style:font-name-complex="Times New Roman1" style:font-size-complex="14pt" fo:background-color="#ffffff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Times New Roman" fo:font-size="14pt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12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Times New Roman" fo:font-size="14pt" officeooo:rsid="00159890" officeooo:paragraph-rsid="00159890" style:font-name-asian="Times New Roman1" style:font-size-asian="14pt" style:font-name-complex="Times New Roman1" style:font-size-complex="14pt" fo:background-color="#ffffff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Times New Roman" fo:font-size="14pt" fo:language="ru" fo:country="RU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14" style:family="paragraph" style:parent-style-name="Standard" style:list-style-name="WWNum9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 fo:font-size="14pt" fo:language="ru" fo:country="RU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 fo:font-size="14pt" fo:language="ru" fo:country="RU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Times New Roman" fo:font-size="14pt" fo:language="ru" fo:country="RU" officeooo:rsid="00159890" officeooo:paragraph-rsid="00159890" style:font-name-asian="Times New Roman1" style:font-size-asian="14pt" style:font-name-complex="Times New Roman1" style:font-size-complex="14pt" fo:background-color="#fffff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 fo:font-size="14pt" fo:language="ru" fo:country="RU" officeooo:rsid="00159890" officeooo:paragraph-rsid="00159890" style:font-name-asian="Times New Roman1" style:font-size-asian="14pt" style:font-name-complex="Times New Roman1" style:font-size-complex="14pt" fo:background-color="#ffffff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 fo:font-size="14pt" fo:language="ru" fo:country="RU" officeooo:rsid="001dd26a" officeooo:paragraph-rsid="001dd26a" style:font-name-asian="Times New Roman1" style:font-size-asian="14pt" style:font-name-complex="Times New Roman1" style:font-size-complex="14pt" fo:background-color="#ffffff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Times New Roman" fo:font-size="14pt" fo:language="ru" fo:country="RU" officeooo:rsid="001ca477" officeooo:paragraph-rsid="001ca477" style:font-name-asian="Times New Roman1" style:font-size-asian="12.25pt" style:font-name-complex="Times New Roman1" style:font-size-complex="14pt" fo:background-color="#ffffff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Times New Roman" fo:font-size="14pt" fo:language="en" fo:country="US" officeooo:rsid="00159890" officeooo:paragraph-rsid="00159890" style:font-name-asian="Times New Roman1" style:font-size-asian="12.25pt" style:font-name-complex="Times New Roman1" style:font-size-complex="14pt" fo:background-color="#ffffff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 fo:font-size="14pt" fo:language="en" fo:country="US" officeooo:rsid="00159890" officeooo:paragraph-rsid="00159890" style:font-name-asian="Times New Roman1" style:font-size-asian="12.25pt" style:font-name-complex="Times New Roman1" style:font-size-complex="14pt" fo:background-color="#ffffff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officeooo:paragraph-rsid="001ca7d7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Consolas" fo:font-size="10.5pt" fo:language="ru" fo:country="RU" officeooo:rsid="00159890" officeooo:paragraph-rsid="00159890" style:font-name-asian="Times New Roman1" style:font-size-asian="10.5pt" style:font-name-complex="Times New Roman1" style:font-size-complex="10.5pt" fo:background-color="#ffffff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Consolas" fo:font-size="10pt" fo:language="en" fo:country="US" officeooo:rsid="00159890" officeooo:paragraph-rsid="00159890" style:font-name-asian="Times New Roman1" style:font-size-asian="8.75pt" style:font-name-complex="Times New Roman1" style:font-size-complex="10pt" fo:background-color="#ffffff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officeooo:rsid="001299cd" officeooo:paragraph-rsid="001299cd" style:font-name-asian="Times New Roman1" style:font-size-asian="14pt" style:font-name-complex="Times New Roman1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1299cd" officeooo:paragraph-rsid="001299cd" style:font-name-asian="Times New Roman1" style:font-size-asian="14pt" style:font-name-complex="Times New Roman1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1299cd" officeooo:paragraph-rsid="001299cd" style:font-name-asian="Times New Roman1" style:font-size-asian="14pt" style:font-name-complex="Times New Roman1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officeooo:rsid="001299cd" officeooo:paragraph-rsid="001299cd" style:font-name-asian="Times New Roman1" style:font-size-asian="14pt" style:font-name-complex="Times New Roman1" style:font-size-complex="14pt"/>
    </style:style>
    <style:style style:name="P29" style:family="paragraph" style:parent-style-name="Normal_20__28_Web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30" style:family="paragraph" style:parent-style-name="Normal_20__28_Web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officeooo:rsid="0010c334" officeooo:paragraph-rsid="0010c334" style:font-name-asian="Times New Roman1" style:font-size-asian="14pt" style:font-name-complex="Times New Roman1" style:font-size-complex="14pt" fo:background-color="#ffffff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10c334" style:font-size-asian="14pt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4" style:family="text">
      <style:text-properties style:font-name="Times New Roman" fo:font-size="14pt" officeooo:rsid="0010c33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c334" style:font-name-asian="Times New Roman1" style:font-size-asian="14pt" style:font-name-complex="Times New Roman1" style:font-size-complex="14pt" fo:background-color="#ffffff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7" style:family="text">
      <style:text-properties style:font-name="Times New Roman" fo:font-size="20pt" fo:font-weight="bold" officeooo:rsid="0010c334" style:font-name-asian="Times New Roman1" style:font-size-asian="20pt" style:font-weight-asian="bold" style:font-name-complex="Times New Roman1" style:font-size-complex="20pt" fo:background-color="#ffffff"/>
    </style:style>
    <style:style style:name="T8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9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0" style:family="text">
      <style:text-properties fo:color="#000000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style:language-asian="ru" style:country-asian="RU"/>
    </style:style>
    <style:style style:name="T13" style:family="text">
      <style:text-properties fo:color="#000000" style:language-asian="ru" style:country-asian="RU"/>
    </style:style>
    <style:style style:name="T14" style:family="text">
      <style:text-properties fo:color="#000000" officeooo:rsid="0013657d" style:language-asian="ru" style:country-asian="RU"/>
    </style:style>
    <style:style style:name="T15" style:family="text">
      <style:text-properties fo:color="#000000" officeooo:rsid="00159890" style:language-asian="ru" style:country-asian="RU"/>
    </style:style>
    <style:style style:name="T16" style:family="text">
      <style:text-properties fo:color="#000000" officeooo:rsid="001ca7d7" style:language-asian="ru" style:country-asian="RU"/>
    </style:style>
    <style:style style:name="T17" style:family="text">
      <style:text-properties fo:color="#000000" officeooo:rsid="001dd26a" style:language-asian="ru" style:country-asian="RU"/>
    </style:style>
    <style:style style:name="T18" style:family="text">
      <style:text-properties fo:color="#000000" officeooo:rsid="001e4aec" style:language-asian="ru" style:country-asian="RU"/>
    </style:style>
    <style:style style:name="T19" style:family="text">
      <style:text-properties fo:color="#000000" fo:font-size="14pt" fo:font-style="italic" style:text-underline-style="solid" style:text-underline-width="auto" style:text-underline-color="font-color" fo:font-weight="bold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fo:font-size="14pt" fo:font-style="italic" fo:font-weight="bold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T21" style:family="text">
      <style:text-properties fo:color="#000000" fo:language="ru" fo:country="RU" officeooo:rsid="0016d552" style:language-asian="ru" style:country-asian="RU"/>
    </style:style>
    <style:style style:name="T22" style:family="text">
      <style:text-properties fo:color="#000000" style:font-name="Times New Roman" fo:font-size="14pt" fo:language="ru" fo:country="RU" officeooo:rsid="001ca7d7" style:font-name-asian="Times New Roman1" style:font-size-asian="12.25pt" style:language-asian="ru" style:country-asian="RU" style:font-name-complex="Times New Roman1" style:font-size-complex="14pt" fo:background-color="#ffffff"/>
    </style:style>
    <style:style style:name="T23" style:family="text">
      <style:text-properties fo:color="#000000" style:font-name="Times New Roman" fo:font-size="14pt" fo:language="ru" fo:country="RU" officeooo:rsid="001dd26a" style:font-name-asian="Times New Roman1" style:font-size-asian="12.25pt" style:language-asian="ru" style:country-asian="RU" style:font-name-complex="Times New Roman1" style:font-size-complex="14pt" fo:background-color="#ffffff"/>
    </style:style>
    <style:style style:name="T24" style:family="text">
      <style:text-properties fo:color="#000000" style:font-name="Times New Roman" fo:font-size="14pt" fo:language="ru" fo:country="RU" officeooo:rsid="001ca7d7" style:font-name-asian="Times New Roman1" style:font-size-asian="14pt" style:language-asian="ru" style:country-asian="RU" style:font-name-complex="Times New Roman1" style:font-size-complex="14pt" fo:background-color="#ffffff"/>
    </style:style>
    <style:style style:name="T25" style:family="text">
      <style:text-properties fo:color="#000000" style:font-name="Times New Roman" fo:font-size="14pt" fo:language="ru" fo:country="RU" officeooo:rsid="001dd26a" style:font-name-asian="Times New Roman1" style:font-size-asian="14pt" style:language-asian="ru" style:country-asian="RU" style:font-name-complex="Times New Roman1" style:font-size-complex="14pt" fo:background-color="#ffffff"/>
    </style:style>
    <style:style style:name="T26" style:family="text">
      <style:text-properties fo:color="#000000" style:font-name="Times New Roman" fo:font-size="14pt" fo:language="ru" fo:country="RU" officeooo:rsid="001ec086" style:font-name-asian="Times New Roman1" style:font-size-asian="14pt" style:language-asian="ru" style:country-asian="RU" style:font-name-complex="Times New Roman1" style:font-size-complex="14pt" fo:background-color="#ffffff"/>
    </style:style>
    <style:style style:name="T27" style:family="text">
      <style:text-properties fo:color="#000000" style:font-name="Times New Roman" fo:font-size="14pt" style:font-size-asian="14pt" style:language-asian="ru" style:country-asian="RU" style:font-size-complex="14pt"/>
    </style:style>
    <style:style style:name="T28" style:family="text">
      <style:text-properties fo:color="#000000" style:font-name="Times New Roman" style:language-asian="ru" style:country-asian="RU"/>
    </style:style>
    <style:style style:name="T29" style:family="text">
      <style:text-properties fo:language="en" fo:country="US"/>
    </style:style>
    <style:style style:name="T30" style:family="text">
      <style:text-properties officeooo:rsid="00159890"/>
    </style:style>
    <style:style style:name="T31" style:family="text">
      <style:text-properties officeooo:rsid="0018bf46"/>
    </style:style>
    <style:style style:name="T32" style:family="text">
      <style:text-properties officeooo:rsid="001ca477"/>
    </style:style>
    <style:style style:name="T33" style:family="text">
      <style:text-properties fo:font-variant="normal" fo:text-transform="none" fo:color="#333333" style:font-name="Verdana" fo:font-size="6.5pt" fo:letter-spacing="normal" fo:font-style="normal" fo:font-weight="normal" style:language-asian="ru" style:country-asian="RU"/>
    </style:style>
    <style:style style:name="T34" style:family="text">
      <style:text-properties fo:font-variant="normal" fo:text-transform="none" fo:color="#333333" style:font-name="Times New Roman" fo:font-size="6.5pt" fo:letter-spacing="normal" fo:font-style="normal" fo:font-weight="normal" style:language-asian="ru" style:country-asian="RU"/>
    </style:style>
    <style:style style:name="T35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language-asian="ru" style:country-asian="RU" style:font-size-complex="14pt"/>
    </style:style>
    <style:style style:name="T36" style:family="text">
      <style:text-properties fo:font-variant="normal" fo:text-transform="none" fo:color="#333333" style:font-name="Times New Roman" fo:font-size="14pt" fo:letter-spacing="normal" fo:font-style="normal" fo:font-weight="normal" officeooo:rsid="001ec086" style:font-size-asian="14pt" style:language-asian="ru" style:country-asian="RU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"><text:span text:style-name="T1">Московский авиационный институт</text:span></text:p>
      <text:p text:style-name="P3"><text:span text:style-name="T1">(Национальный исследовательский университет)</text:span></text:p>
      <text:p text:style-name="P6"/>
      <text:p text:style-name="P7"><text:span text:style-name="T2">Факультет: «Информационные технологии и прикладная математика» </text:span></text:p>
      <text:p text:style-name="P7"><text:span text:style-name="T2">Кафедра: 806 «Вычислительная математика и <text:s/>программирование» </text:span></text:p>
      <text:p text:style-name="P7"><text:span text:style-name="T2">Дисциплина: «О</text:span><text:span text:style-name="T4">перационные системы</text:span><text:span text:style-name="T2">» <text:s text:c="2"/></text:span></text:p>
      <text:p text:style-name="P3"><text:span text:style-name="T3"><text:s/></text:span></text:p>
      <text:p text:style-name="P3"><text:span text:style-name="T3"><text:s/></text:span></text:p>
      <text:p text:style-name="P3"><text:span text:style-name="T3"><text:s/></text:span></text:p>
      <text:p text:style-name="P3"><text:span text:style-name="T3"><text:s/></text:span></text:p>
      <text:p text:style-name="P3"><text:span text:style-name="T6">Лабораторная работа № </text:span><text:span text:style-name="T7">2</text:span></text:p>
      <text:p text:style-name="P3"><text:span text:style-name="T8"/></text:p>
      <text:p text:style-name="P1"/>
      <text:p text:style-name="P3"><text:span text:style-name="T9"><text:s/></text:span></text:p>
      <text:p text:style-name="P3"><text:span text:style-name="T9"><text:s/></text:span></text:p>
      <text:p text:style-name="P3"><text:span text:style-name="T9"/></text:p>
      <text:p text:style-name="P3"><text:span text:style-name="T3"><text:s/></text:span></text:p>
      <text:p text:style-name="P8"><text:span text:style-name="T3">Студент: Егорова Анна (староста)</text:span></text:p>
      <text:p text:style-name="P8"><text:span text:style-name="T3">Группа: 80-207</text:span></text:p>
      <text:p text:style-name="P8"><text:span text:style-name="T3">Преподаватель: </text:span><text:span text:style-name="T5">Миронов Е. С.</text:span></text:p>
      <text:p text:style-name="P8"><text:span text:style-name="T3">Дата:</text:span></text:p>
      <text:p text:style-name="P8"><text:span text:style-name="T3">Оценка:</text:span></text:p>
      <text:p text:style-name="P2"/>
      <text:p text:style-name="P2"/>
      <text:p text:style-name="P2"/>
      <text:p text:style-name="P4"><text:span text:style-name="T3"><text:s/></text:span></text:p>
      <text:p text:style-name="P2"/>
      <text:p text:style-name="P2"/>
      <text:p text:style-name="P2"/>
      <text:p text:style-name="P9"/>
      <text:p text:style-name="P3"><text:span text:style-name="T3">Москва, 2019</text:span></text:p>
      <text:p text:style-name="P1"><text:soft-page-break/></text:p>
      <text:p text:style-name="P10">СОДЕРЖАНИЕ.</text:p>
      <text:p text:style-name="P10"/>
      <text:p text:style-name="P11">1. Постановка задачи.</text:p>
      <text:p text:style-name="P11">2. Общие сведения о программе.</text:p>
      <text:p text:style-name="P12"><text:span text:style-name="T31">3</text:span>. Код программы.</text:p>
      <text:p text:style-name="P12"><text:span text:style-name="T31">4</text:span>. Демонстрация работы программы.</text:p>
      <text:p text:style-name="P12"><text:span text:style-name="T31">5</text:span>. <text:span text:style-name="T32">Вывод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0"><text:span text:style-name="T30">1. </text:span>ПОСТАНОВКА ЗАДАЧИ.</text:p>
      <text:p text:style-name="P11"/>
      <text:p text:style-name="P31"><text:span text:style-name="T10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1">pipe</text:span><text:span text:style-name="T10">).</text:span></text:p>
      <text:p text:style-name="P29"><text:span text:style-name="T10">Необходимо обрабатывать системные ошибки, которые могут возникнуть в результате работы.</text:span></text:p>
      <text:p text:style-name="P29"><text:span text:style-name="T10"/></text:p>
      <text:p text:style-name="P30"><text:span text:style-name="T10">Вариант задания 21.</text:span></text:p>
      <text:list xml:id="list2091477288" text:style-name="WWNum9">
        <text:list-header>
          <text:p text:style-name="P14"><text:span text:style-name="T13">Родительский процесс представляет собой сервер по работе со списками и принимает команды со стороны дочернего процесса.</text:span></text:p>
        </text:list-header>
      </text:list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oft-page-break/><text:span text:style-name="T13"/></text:p>
      <text:p text:style-name="P13"><text:span text:style-name="T15">2. </text:span><text:span text:style-name="T13">ОБЩИЕ СВЕДЕНИЯ О ПРОГРАММЕ.</text:span></text:p>
      <text:p text:style-name="P15"><text:span text:style-name="T13"/></text:p>
      <text:p text:style-name="P15"><text:span text:style-name="T13">Программа компилируется в 2 исполняемых файла: главный (управляющий) и сервер. Сервер также использует заголовочные и .с файлы по работе со </text:span><text:span text:style-name="T14">спис</text:span><text:span text:style-name="T13">ком. В лабораторной работе были использованы следующие системные вызовы.</text:span></text:p>
      <text:p text:style-name="P15"><text:span text:style-name="T13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Название</text:p>
          </table:table-cell>
          <table:table-cell table:style-name="Таблица1.B1" office:value-type="string">
            <text:p text:style-name="P25">Описание</text:p>
          </table:table-cell>
        </table:table-row>
        <table:table-row>
          <table:table-cell table:style-name="Таблица1.A2" office:value-type="string">
            <text:p text:style-name="P25">1. <text:span text:style-name="T29">read</text:span></text:p>
          </table:table-cell>
          <table:table-cell table:style-name="Таблица1.B2" office:value-type="string">
            <text:p text:style-name="P25">Чтение данных из файла.</text:p>
          </table:table-cell>
        </table:table-row>
        <table:table-row>
          <table:table-cell table:style-name="Таблица1.A2" office:value-type="string">
            <text:p text:style-name="P26">2. write</text:p>
          </table:table-cell>
          <table:table-cell table:style-name="Таблица1.B2" office:value-type="string">
            <text:p text:style-name="P25">Запись данных в файле.</text:p>
          </table:table-cell>
        </table:table-row>
        <table:table-row>
          <table:table-cell table:style-name="Таблица1.A2" office:value-type="string">
            <text:p text:style-name="P26">3. pipe</text:p>
          </table:table-cell>
          <table:table-cell table:style-name="Таблица1.B2" office:value-type="string">
            <text:p text:style-name="P25">Создание однонаправленного канала, через который происходит общение двух процессов.</text:p>
          </table:table-cell>
        </table:table-row>
        <table:table-row>
          <table:table-cell table:style-name="Таблица1.A2" office:value-type="string">
            <text:p text:style-name="P26">4. dup2</text:p>
          </table:table-cell>
          <table:table-cell table:style-name="Таблица1.B2" office:value-type="string">
            <text:p text:style-name="P28">Создание копии файлдискриптора. В программе используется для перенаправления пайпа в стандартный ввод <text:span text:style-name="T31">программы</text:span>.</text:p>
          </table:table-cell>
        </table:table-row>
        <table:table-row>
          <table:table-cell table:style-name="Таблица1.A2" office:value-type="string">
            <text:p text:style-name="P26">5. fork</text:p>
          </table:table-cell>
          <table:table-cell table:style-name="Таблица1.B2" office:value-type="string">
            <text:p text:style-name="P25">Создание дочернего процесса.</text:p>
          </table:table-cell>
        </table:table-row>
        <table:table-row table:style-name="Таблица1.7">
          <table:table-cell table:style-name="Таблица1.A2" office:value-type="string">
            <text:p text:style-name="P26">6. close</text:p>
          </table:table-cell>
          <table:table-cell table:style-name="Таблица1.B2" office:value-type="string">
            <text:p text:style-name="P27">Закрытие файла.</text:p>
          </table:table-cell>
        </table:table-row>
      </table:table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6"><text:soft-page-break/><text:span text:style-name="T13">3. ОПИСАНИЕ ПРОГРАММЫ.</text:span></text:p>
      <text:p text:style-name="P16"><text:span text:style-name="T13"/></text:p>
      <text:p text:style-name="P17"><text:span text:style-name="T13"/></text:p>
      <text:p text:style-name="P18"><text:span text:style-name="T13">Используя системный вызов </text:span><text:span text:style-name="T12">pipe </text:span><text:span text:style-name="T13">создать 2 канала, которым процессы будут обмениваться данными. Используя системный вызов </text:span><text:span text:style-name="T12">fork </text:span><text:span text:style-name="T13">создать дочерний процесс. Запускаю</text:span><text:span text:style-name="T12"> main.out </text:span><text:span text:style-name="T13">с помощью </text:span><text:span text:style-name="T12">execl </text:span><text:span text:style-name="T13">и передаю в него пайп в качестве параметров. В родительском процессе перенаправляю поток в самого себя с помощью </text:span><text:span text:style-name="T12">dup2. </text:span><text:span text:style-name="T13">В дочернем процессе считываю данные со стандартного потока в цикле. Как в дочернем процессе данные считались, необходимо записать их в канал с помощью </text:span><text:span text:style-name="T12">write. </text:span><text:span text:style-name="T13">Затем дочерний процесс считывает результат из второго канала. Пока родительский процесс не запишет данные во второй канал, дочерний процесс будет заблокирован и наоборот. </text:span><text:span text:style-name="T18">Как только дочерний процесс записал данные в первый канал, родительский процесс считывает их с его стандартного ввода, производит вычисления и записывает результат во второй канал. Как только родительский процесс </text:span><text:span text:style-name="T13"><text:s/></text:span><text:span text:style-name="T18">запишет результат вычислений во второй канал, дочерний процесс получит результат из второго канала и выведет их в стандартный поток. И затем снова будет ждать ввода со стандартного потока.</text:span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6"><text:soft-page-break/><text:span text:style-name="T13">4. КОД ПРОГРАММЫ.</text:span></text:p>
      <text:p text:style-name="P16"><text:span text:style-name="T13"/></text:p>
      <text:p text:style-name="P23"><text:span text:style-name="T19"/></text:p>
      <text:p text:style-name="P23"><text:span text:style-name="T13">anyaegorovaa@LAPTOP-9PIFT2VJ:~/2kurs/os/lab2$ cat </text:span><text:span text:style-name="T20">server.cpp</text:span></text:p>
      <text:p text:style-name="P23"><text:span text:style-name="T13">#include &lt;stdio.h&gt;</text:span></text:p>
      <text:p text:style-name="P23"><text:span text:style-name="T13">#include &lt;unistd.h&gt;</text:span></text:p>
      <text:p text:style-name="P23"><text:span text:style-name="T13">#include &lt;string&gt;</text:span></text:p>
      <text:p text:style-name="P23"><text:span text:style-name="T13">#include &lt;iostream&gt;</text:span></text:p>
      <text:p text:style-name="P23"><text:span text:style-name="T13">#include "lin-2-list-barrier.h"</text:span></text:p>
      <text:p text:style-name="P23"><text:span text:style-name="T13"/></text:p>
      <text:p text:style-name="P23"><text:span text:style-name="T13">#define LISTS_NUM 10</text:span></text:p>
      <text:p text:style-name="P23"><text:span text:style-name="T13"/></text:p>
      <text:p text:style-name="P23"><text:span text:style-name="T13">int list_no(int *st);</text:span></text:p>
      <text:p text:style-name="P23"><text:span text:style-name="T13"/></text:p>
      <text:p text:style-name="P23"><text:span text:style-name="T13">int main(void)</text:span></text:p>
      <text:p text:style-name="P23"><text:span text:style-name="T13">{</text:span></text:p>
      <text:p text:style-name="P23"><text:span text:style-name="T13"><text:s text:c="4"/>int pipeFdToMain[2]; // Передаем в main</text:span></text:p>
      <text:p text:style-name="P23"><text:span text:style-name="T13"><text:s text:c="4"/>int pipeFdFromMain[2]; // Получаем от main</text:span></text:p>
      <text:p text:style-name="P23"><text:span text:style-name="T13"><text:s text:c="4"/>std::string outStr;</text:span></text:p>
      <text:p text:style-name="P23"><text:span text:style-name="T13"><text:s text:c="4"/>if (pipe(pipeFdToMain) == -1) { // Создание 1 пайпа</text:span></text:p>
      <text:p text:style-name="P23"><text:span text:style-name="T13"><text:s text:c="8"/>std::cout &lt;&lt; "Cannot create pipe\n";</text:span></text:p>
      <text:p text:style-name="P23"><text:span text:style-name="T13"><text:s text:c="8"/>exit(-1);</text:span></text:p>
      <text:p text:style-name="P23"><text:span text:style-name="T13"><text:s text:c="4"/>}</text:span></text:p>
      <text:p text:style-name="P23"><text:span text:style-name="T13"><text:s text:c="4"/>if (pipe(pipeFdFromMain) == -1) { // Создание 2 пайпа</text:span></text:p>
      <text:p text:style-name="P23"><text:span text:style-name="T13"><text:s text:c="8"/>std::cout &lt;&lt; "Cannot create pipe\n";</text:span></text:p>
      <text:p text:style-name="P23"><text:span text:style-name="T13"><text:s text:c="8"/>exit(-1);</text:span></text:p>
      <text:p text:style-name="P23"><text:span text:style-name="T13"><text:s text:c="4"/>}</text:span></text:p>
      <text:p text:style-name="P23"><text:span text:style-name="T13"><text:s text:c="4"/>int serverPid = fork(); // Создание дочернего процесса</text:span></text:p>
      <text:p text:style-name="P23"><text:span text:style-name="T13"><text:s text:c="4"/>if (serverPid &lt; 0) {</text:span></text:p>
      <text:p text:style-name="P23"><text:span text:style-name="T13"><text:s text:c="8"/>std::cout &lt;&lt; "Cannot create server procces\n"; // Ошибка</text:span></text:p>
      <text:p text:style-name="P23"><text:span text:style-name="T13"><text:s text:c="8"/>exit(-1);</text:span></text:p>
      <text:p text:style-name="P23"><text:span text:style-name="T13"><text:s text:c="4"/>}else if (serverPid == 0) { // Дочерний процесс</text:span></text:p>
      <text:p text:style-name="P23"><text:span text:style-name="T13"><text:s text:c="8"/>std::cout &lt;&lt; "Create main procces\n";</text:span></text:p>
      <text:p text:style-name="P23"><text:span text:style-name="T13"><text:s text:c="8"/>close(pipeFdToMain[1]);</text:span></text:p>
      <text:p text:style-name="P23"><text:span text:style-name="T13"><text:s text:c="8"/>close(pipeFdFromMain[0]);</text:span></text:p>
      <text:p text:style-name="P23"><text:span text:style-name="T13"><text:s text:c="8"/>execl("./main.out", <text:s text:c="2"/>std::to_string(pipeFdFromMain[1]).c_str(),</text:span></text:p>
      <text:p text:style-name="P23"><text:span text:style-name="T13"><text:s text:c="30"/>std::to_string(pipeFdToMain[0]).c_str(), (char*)NULL);</text:span></text:p>
      <text:p text:style-name="P23"><text:span text:style-name="T13"><text:s text:c="8"/>std::cout &lt;&lt; "Cannot execute program\n" &lt;&lt; errno &lt;&lt; "\n";</text:span></text:p>
      <text:p text:style-name="P23"><text:span text:style-name="T13"><text:s text:c="8"/>exit(-1);</text:span></text:p>
      <text:p text:style-name="P23"><text:span text:style-name="T13"><text:s text:c="4"/>}</text:span></text:p>
      <text:p text:style-name="P23"><text:span text:style-name="T13"><text:s text:c="4"/>close(pipeFdToMain[0]); //Закрываю чтение в main</text:span></text:p>
      <text:p text:style-name="P23"><text:span text:style-name="T13"><text:s text:c="4"/>close(pipeFdFromMain[1]); //Закрываю запись из main</text:span></text:p>
      <text:p text:style-name="P23"><text:span text:style-name="T13"/></text:p>
      <text:p text:style-name="P23"><text:span text:style-name="T13"><text:s text:c="4"/>if (dup2(pipeFdFromMain[0], STDIN_FILENO) == -1) { //Перенаправление папйпа в стандартный ввод</text:span></text:p>
      <text:p text:style-name="P23"><text:span text:style-name="T13"><text:s text:c="8"/>std::cout &lt;&lt; "Cannot dup2\n";</text:span></text:p>
      <text:p text:style-name="P23"><text:span text:style-name="T13"><text:s text:c="8"/>exit(-1);</text:span></text:p>
      <text:p text:style-name="P23"><text:span text:style-name="T13"><text:s text:c="4"/>}</text:span></text:p>
      <text:p text:style-name="P23"><text:span text:style-name="T13"/></text:p>
      <text:p text:style-name="P23"><text:span text:style-name="T13"><text:s text:c="4"/>int buf;</text:span></text:p>
      <text:p text:style-name="P23"><text:span text:style-name="T13"><text:s text:c="4"/>char c;</text:span></text:p>
      <text:p text:style-name="P23"><text:span text:style-name="T13"><text:s text:c="4"/>char fb;</text:span></text:p>
      <text:p text:style-name="P23"><text:span text:style-name="T13"><text:s text:c="4"/>int st;</text:span></text:p>
      <text:p text:style-name="P23"><text:span text:style-name="T13"><text:s text:c="4"/>int no;</text:span></text:p>
      <text:p text:style-name="P23"><text:span text:style-name="T13"><text:s text:c="4"/>int val;</text:span></text:p>
      <text:p text:style-name="P23"><text:span text:style-name="T13"><text:s text:c="4"/>List *A[LISTS_NUM];</text:span></text:p>
      <text:p text:style-name="P23"><text:soft-page-break/><text:span text:style-name="T13"><text:s text:c="4"/>for (int i = 0; i &lt; LISTS_NUM; i++) {</text:span></text:p>
      <text:p text:style-name="P23"><text:span text:style-name="T13"><text:s text:c="8"/>A[i] = NULL;</text:span></text:p>
      <text:p text:style-name="P23"><text:span text:style-name="T13"><text:s text:c="4"/>}</text:span></text:p>
      <text:p text:style-name="P23"><text:span text:style-name="T13"><text:s text:c="4"/>while(true) {</text:span></text:p>
      <text:p text:style-name="P23"><text:span text:style-name="T13"><text:s text:c="8"/>scanf("%c", &amp;c);</text:span></text:p>
      <text:p text:style-name="P23"><text:span text:style-name="T13"><text:s text:c="8"/>switch (c) {</text:span></text:p>
      <text:p text:style-name="P23"><text:span text:style-name="T13"><text:s text:c="12"/>case 'c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A[st] = list_create();</text:span></text:p>
      <text:p text:style-name="P23"><text:span text:style-name="T13"><text:s text:c="20"/>buf = 0;</text:span></text:p>
      <text:p text:style-name="P23"><text:span text:style-name="T13"><text:s text:c="20"/>write(pipeFdToMain[1], &amp;buf, sizeof(int));</text:span></text:p>
      <text:p text:style-name="P23"><text:span text:style-name="T13"><text:s text:c="16"/>} else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16"/>}</text:span></text:p>
      <text:p text:style-name="P23"><text:span text:style-name="T13"><text:s text:c="16"/>break;</text:span></text:p>
      <text:p text:style-name="P23"><text:span text:style-name="T13"/></text:p>
      <text:p text:style-name="P23"><text:span text:style-name="T13"><text:s text:c="12"/>case 'd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!= NULL) {</text:span></text:p>
      <text:p text:style-name="P23"><text:span text:style-name="T13"><text:s text:c="20"/>list_destroy(&amp;A[st]);</text:span></text:p>
      <text:p text:style-name="P23"><text:span text:style-name="T13"><text:s text:c="20"/>buf = 0;</text:span></text:p>
      <text:p text:style-name="P23"><text:span text:style-name="T13"><text:s text:c="20"/>write(pipeFdToMain[1], &amp;buf, sizeof(int));</text:span></text:p>
      <text:p text:style-name="P23"><text:span text:style-name="T13"><text:s text:c="16"/>} else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16"/>}</text:span></text:p>
      <text:p text:style-name="P23"><text:span text:style-name="T13"><text:s text:c="16"/>break;</text:span></text:p>
      <text:p text:style-name="P23"><text:span text:style-name="T13"><text:s text:c="12"/>case 'a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scanf(" %c", &amp;fb) != 1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switch (fb) {</text:span></text:p>
      <text:p text:style-name="P23"><text:span text:style-name="T13"><text:s text:c="20"/>case 'b':</text:span></text:p>
      <text:p text:style-name="P23"><text:span text:style-name="T13"><text:s text:c="24"/>while (scanf("%d", &amp;val) == 1) {</text:span></text:p>
      <text:p text:style-name="P23"><text:span text:style-name="T13"><text:s text:c="28"/>list_push_front(A[st], val);</text:span></text:p>
      <text:p text:style-name="P23"><text:span text:style-name="T13"><text:s text:c="28"/>if (getchar() == '\n') {break;}</text:span></text:p>
      <text:p text:style-name="P23"><text:span text:style-name="T13"><text:s text:c="24"/>}</text:span></text:p>
      <text:p text:style-name="P23"><text:soft-page-break/><text:span text:style-name="T13"><text:s text:c="24"/>buf = 0;</text:span></text:p>
      <text:p text:style-name="P23"><text:span text:style-name="T13"><text:s text:c="24"/>write(pipeFdToMain[1], &amp;buf, sizeof(int));</text:span></text:p>
      <text:p text:style-name="P23"><text:span text:style-name="T13"><text:s text:c="24"/>break;</text:span></text:p>
      <text:p text:style-name="P23"><text:span text:style-name="T13"/></text:p>
      <text:p text:style-name="P23"><text:span text:style-name="T13"><text:s text:c="20"/>case 'f':</text:span></text:p>
      <text:p text:style-name="P23"><text:span text:style-name="T13"><text:s text:c="24"/>while (scanf("%d", &amp;val) == 1) {</text:span></text:p>
      <text:p text:style-name="P23"><text:span text:style-name="T13"><text:s text:c="28"/>list_push_back(A[st], val);</text:span></text:p>
      <text:p text:style-name="P23"><text:span text:style-name="T13"><text:s text:c="28"/>if (getchar() == '\n') {break;}</text:span></text:p>
      <text:p text:style-name="P23"><text:span text:style-name="T13"><text:s text:c="24"/>}</text:span></text:p>
      <text:p text:style-name="P23"><text:span text:style-name="T13"><text:s text:c="24"/>buf = 0;</text:span></text:p>
      <text:p text:style-name="P23"><text:span text:style-name="T13"><text:s text:c="24"/>write(pipeFdToMain[1], &amp;buf, sizeof(int));</text:span></text:p>
      <text:p text:style-name="P23"><text:span text:style-name="T13"><text:s text:c="24"/>break;</text:span></text:p>
      <text:p text:style-name="P23"><text:span text:style-name="T13"><text:s text:c="20"/>case 'i':</text:span></text:p>
      <text:p text:style-name="P23"><text:span text:style-name="T13"><text:s text:c="24"/>if (scanf("%d %d",&amp;no , &amp;val) != 2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8"/>break;</text:span></text:p>
      <text:p text:style-name="P23"><text:span text:style-name="T13"><text:s text:c="24"/>}</text:span></text:p>
      <text:p text:style-name="P23"><text:span text:style-name="T13"><text:s text:c="24"/>if (list_insert(A[st], no, val)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4"/>} else {</text:span></text:p>
      <text:p text:style-name="P23"><text:span text:style-name="T13"><text:s text:c="28"/>buf = 0;</text:span></text:p>
      <text:p text:style-name="P23"><text:span text:style-name="T13"><text:s text:c="28"/>write(pipeFdToMain[1], &amp;buf, sizeof(int));</text:span></text:p>
      <text:p text:style-name="P23"><text:span text:style-name="T13"><text:s text:c="24"/>}</text:span></text:p>
      <text:p text:style-name="P23"><text:span text:style-name="T13"><text:s text:c="24"/>break;</text:span></text:p>
      <text:p text:style-name="P23"><text:span text:style-name="T13"><text:s text:c="20"/>default:</text:span></text:p>
      <text:p text:style-name="P23"><text:span text:style-name="T13"><text:s text:c="24"/>buf = -1;</text:span></text:p>
      <text:p text:style-name="P23"><text:span text:style-name="T13"><text:s text:c="24"/>write(pipeFdToMain[1], &amp;buf, sizeof(int));</text:span></text:p>
      <text:p text:style-name="P23"><text:span text:style-name="T13"><text:s text:c="24"/>break;</text:span></text:p>
      <text:p text:style-name="P23"><text:span text:style-name="T13"><text:s text:c="16"/>}</text:span></text:p>
      <text:p text:style-name="P23"><text:span text:style-name="T13"><text:s text:c="16"/>break;</text:span></text:p>
      <text:p text:style-name="P23"><text:span text:style-name="T13"><text:s text:c="12"/>case 'o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scanf(" %c", &amp;fb) != 1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list_size(A[st]) == 0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switch (fb) {</text:span></text:p>
      <text:p text:style-name="P23"><text:span text:style-name="T13"><text:s text:c="20"/>case 'b':</text:span></text:p>
      <text:p text:style-name="P23"><text:span text:style-name="T13"><text:s text:c="24"/>buf = 1;</text:span></text:p>
      <text:p text:style-name="P23"><text:span text:style-name="T13"><text:s text:c="24"/>write(pipeFdToMain[1], &amp;buf, sizeof(int));</text:span></text:p>
      <text:p text:style-name="P23"><text:span text:style-name="T13"><text:s text:c="24"/>buf = list_pop_front(A[st]);</text:span></text:p>
      <text:p text:style-name="P23"><text:span text:style-name="T13"><text:s text:c="24"/>write(pipeFdToMain[1], &amp;buf, sizeof(int));</text:span></text:p>
      <text:p text:style-name="P23"><text:soft-page-break/><text:span text:style-name="T13"><text:s text:c="24"/>break;</text:span></text:p>
      <text:p text:style-name="P23"><text:span text:style-name="T13"><text:s text:c="20"/>case 'f':</text:span></text:p>
      <text:p text:style-name="P23"><text:span text:style-name="T13"><text:s text:c="24"/>buf = 1;</text:span></text:p>
      <text:p text:style-name="P23"><text:span text:style-name="T13"><text:s text:c="24"/>write(pipeFdToMain[1], &amp;buf, sizeof(int));</text:span></text:p>
      <text:p text:style-name="P23"><text:span text:style-name="T13"><text:s text:c="24"/>buf = list_pop_back(A[st]);</text:span></text:p>
      <text:p text:style-name="P23"><text:span text:style-name="T13"><text:s text:c="24"/>write(pipeFdToMain[1], &amp;buf, sizeof(int));</text:span></text:p>
      <text:p text:style-name="P23"><text:span text:style-name="T13"><text:s text:c="24"/>break;</text:span></text:p>
      <text:p text:style-name="P23"><text:span text:style-name="T13"><text:s text:c="20"/>case 'i':</text:span></text:p>
      <text:p text:style-name="P23"><text:span text:style-name="T13"><text:s text:c="24"/>if (scanf("%d",&amp;no) != 1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8"/>break;</text:span></text:p>
      <text:p text:style-name="P23"><text:span text:style-name="T13"><text:s text:c="24"/>}</text:span></text:p>
      <text:p text:style-name="P23"><text:span text:style-name="T13"><text:s text:c="24"/>if (abs(no) &gt; list_size(A[st]) || no == 0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4"/>} else {</text:span></text:p>
      <text:p text:style-name="P23"><text:span text:style-name="T13"><text:s text:c="28"/>buf = 1;</text:span></text:p>
      <text:p text:style-name="P23"><text:span text:style-name="T13"><text:s text:c="28"/>write(pipeFdToMain[1], &amp;buf, sizeof(int));</text:span></text:p>
      <text:p text:style-name="P23"><text:span text:style-name="T13"><text:s text:c="28"/>buf = list_get_out(A[st], no);</text:span></text:p>
      <text:p text:style-name="P23"><text:span text:style-name="T13"><text:s text:c="28"/>write(pipeFdToMain[1], &amp;buf, sizeof(int));</text:span></text:p>
      <text:p text:style-name="P23"><text:span text:style-name="T13"><text:s text:c="24"/>}</text:span></text:p>
      <text:p text:style-name="P23"><text:span text:style-name="T13"><text:s text:c="24"/>break;</text:span></text:p>
      <text:p text:style-name="P23"><text:span text:style-name="T13"><text:s text:c="20"/>case 'p':</text:span></text:p>
      <text:p text:style-name="P23"><text:span text:style-name="T13"><text:s text:c="24"/>if (scanf("%d",&amp;no) != 1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8"/>break;</text:span></text:p>
      <text:p text:style-name="P23"><text:span text:style-name="T13"><text:s text:c="24"/>}</text:span></text:p>
      <text:p text:style-name="P23"><text:span text:style-name="T13"><text:s text:c="24"/>if (abs(no) &gt; list_size(A[st]) || no == 0) {</text:span></text:p>
      <text:p text:style-name="P23"><text:span text:style-name="T13"><text:s text:c="28"/>buf = -1;</text:span></text:p>
      <text:p text:style-name="P23"><text:span text:style-name="T13"><text:s text:c="28"/>write(pipeFdToMain[1], &amp;buf, sizeof(int));</text:span></text:p>
      <text:p text:style-name="P23"><text:span text:style-name="T13"><text:s text:c="24"/>} else {</text:span></text:p>
      <text:p text:style-name="P23"><text:span text:style-name="T13"><text:s text:c="28"/>buf = 1;</text:span></text:p>
      <text:p text:style-name="P23"><text:span text:style-name="T13"><text:s text:c="28"/>write(pipeFdToMain[1], &amp;buf, sizeof(int));</text:span></text:p>
      <text:p text:style-name="P23"><text:span text:style-name="T13"><text:s text:c="28"/>buf = list_peak(A[st], no);</text:span></text:p>
      <text:p text:style-name="P23"><text:span text:style-name="T13"><text:s text:c="28"/>write(pipeFdToMain[1], &amp;buf, sizeof(int));</text:span></text:p>
      <text:p text:style-name="P23"><text:span text:style-name="T13"><text:s text:c="24"/>}</text:span></text:p>
      <text:p text:style-name="P23"><text:span text:style-name="T13"><text:s text:c="24"/>break;</text:span></text:p>
      <text:p text:style-name="P23"><text:span text:style-name="T13"><text:s text:c="20"/>default:</text:span></text:p>
      <text:p text:style-name="P23"><text:span text:style-name="T13"><text:s text:c="24"/>buf = -1;</text:span></text:p>
      <text:p text:style-name="P23"><text:span text:style-name="T13"><text:s text:c="24"/>write(pipeFdToMain[1], &amp;buf, sizeof(int));</text:span></text:p>
      <text:p text:style-name="P23"><text:span text:style-name="T13"><text:s text:c="24"/>break;</text:span></text:p>
      <text:p text:style-name="P23"><text:span text:style-name="T13"><text:s text:c="16"/>}</text:span></text:p>
      <text:p text:style-name="P23"><text:span text:style-name="T13"><text:s text:c="16"/>break;</text:span></text:p>
      <text:p text:style-name="P23"><text:span text:style-name="T13"><text:s text:c="12"/>case 'r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scanf("%d",&amp;no) != 1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oft-page-break/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list_remove(A[st], no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16"/>} else {</text:span></text:p>
      <text:p text:style-name="P23"><text:span text:style-name="T13"><text:s text:c="20"/>buf = 0;</text:span></text:p>
      <text:p text:style-name="P23"><text:span text:style-name="T13"><text:s text:c="20"/>write(pipeFdToMain[1], &amp;buf, sizeof(int));</text:span></text:p>
      <text:p text:style-name="P23"><text:span text:style-name="T13"><text:s text:c="16"/>}</text:span></text:p>
      <text:p text:style-name="P23"><text:span text:style-name="T13"><text:s text:c="16"/>break;</text:span></text:p>
      <text:p text:style-name="P23"><text:span text:style-name="T13"><text:s text:c="12"/>case 'p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list_print(A[st], pipeFdToMain[1]);</text:span></text:p>
      <text:p text:style-name="P23"><text:span text:style-name="T13"><text:s text:c="16"/>break;</text:span></text:p>
      <text:p text:style-name="P23"><text:span text:style-name="T13"><text:s text:c="12"/>case 'q':</text:span></text:p>
      <text:p text:style-name="P23"><text:span text:style-name="T13"><text:s text:c="16"/>for (int i = 0; i &lt; 10; i++) {</text:span></text:p>
      <text:p text:style-name="P23"><text:span text:style-name="T13"><text:s text:c="20"/>if (A[i] != NULL) {</text:span></text:p>
      <text:p text:style-name="P23"><text:span text:style-name="T13"><text:s text:c="24"/>list_destroy(&amp;A[i]);</text:span></text:p>
      <text:p text:style-name="P23"><text:span text:style-name="T13"><text:s text:c="20"/>}</text:span></text:p>
      <text:p text:style-name="P23"><text:span text:style-name="T13"><text:s text:c="16"/>}</text:span></text:p>
      <text:p text:style-name="P23"><text:span text:style-name="T13"><text:s text:c="16"/>buf = -2;</text:span></text:p>
      <text:p text:style-name="P23"><text:span text:style-name="T13"><text:s text:c="16"/>write(pipeFdToMain[1], &amp;buf, sizeof(int));</text:span></text:p>
      <text:p text:style-name="P23"><text:span text:style-name="T13"><text:s text:c="16"/>return 0;</text:span></text:p>
      <text:p text:style-name="P23"><text:span text:style-name="T13"><text:s text:c="16"/>break;</text:span></text:p>
      <text:p text:style-name="P23"><text:span text:style-name="T13"><text:s text:c="12"/>case 's':</text:span></text:p>
      <text:p text:style-name="P23"><text:span text:style-name="T13"><text:s text:c="16"/>if (list_no(&amp;st)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if (A[st] == NULL) {</text:span></text:p>
      <text:p text:style-name="P23"><text:span text:style-name="T13"><text:s text:c="20"/>buf = -1;</text:span></text:p>
      <text:p text:style-name="P23"><text:span text:style-name="T13"><text:s text:c="20"/>write(pipeFdToMain[1], &amp;buf, sizeof(int));</text:span></text:p>
      <text:p text:style-name="P23"><text:span text:style-name="T13"><text:s text:c="20"/>break;</text:span></text:p>
      <text:p text:style-name="P23"><text:span text:style-name="T13"><text:s text:c="16"/>}</text:span></text:p>
      <text:p text:style-name="P23"><text:span text:style-name="T13"><text:s text:c="16"/>buf = 1;</text:span></text:p>
      <text:p text:style-name="P23"><text:span text:style-name="T13"><text:s text:c="16"/>write(pipeFdToMain[1], &amp;buf, sizeof(int));</text:span></text:p>
      <text:p text:style-name="P23"><text:span text:style-name="T13"><text:s text:c="16"/>buf = list_size(A[st]);</text:span></text:p>
      <text:p text:style-name="P23"><text:span text:style-name="T13"><text:s text:c="16"/>write(pipeFdToMain[1], &amp;buf, sizeof(int));</text:span></text:p>
      <text:p text:style-name="P23"><text:span text:style-name="T13"><text:s text:c="16"/>break;</text:span></text:p>
      <text:p text:style-name="P23"><text:span text:style-name="T13"><text:s text:c="12"/>case ' ':</text:span></text:p>
      <text:p text:style-name="P23"><text:span text:style-name="T13"><text:s text:c="16"/>break;</text:span></text:p>
      <text:p text:style-name="P23"><text:span text:style-name="T13"><text:s text:c="12"/>case '\n':</text:span></text:p>
      <text:p text:style-name="P23"><text:span text:style-name="T13"><text:s text:c="16"/>break;</text:span></text:p>
      <text:p text:style-name="P23"><text:span text:style-name="T13"><text:s text:c="12"/>default:</text:span></text:p>
      <text:p text:style-name="P23"><text:span text:style-name="T13"><text:s text:c="16"/>buf = -1;</text:span></text:p>
      <text:p text:style-name="P23"><text:span text:style-name="T13"><text:s text:c="16"/>write(pipeFdToMain[1], &amp;buf, sizeof(int));</text:span></text:p>
      <text:p text:style-name="P23"><text:span text:style-name="T13"><text:s text:c="16"/>while (getchar() != '\n');</text:span></text:p>
      <text:p text:style-name="P23"><text:span text:style-name="T13"><text:s text:c="8"/>}</text:span></text:p>
      <text:p text:style-name="P23"><text:span text:style-name="T13"/></text:p>
      <text:p text:style-name="P23"><text:soft-page-break/><text:span text:style-name="T13"><text:s text:c="4"/>}</text:span></text:p>
      <text:p text:style-name="P23"><text:span text:style-name="T13">}</text:span></text:p>
      <text:p text:style-name="P23"><text:span text:style-name="T13"/></text:p>
      <text:p text:style-name="P23"><text:span text:style-name="T13">int list_no(int *st)</text:span></text:p>
      <text:p text:style-name="P23"><text:span text:style-name="T13">{</text:span></text:p>
      <text:p text:style-name="P23"><text:span text:style-name="T13"><text:s text:c="4"/>if (scanf("%d", st) != 1) {return 1;}</text:span></text:p>
      <text:p text:style-name="P23"><text:span text:style-name="T13"><text:s text:c="4"/>return *st &gt; LISTS_NUM ? 1 : 0;</text:span></text:p>
      <text:p text:style-name="P23"><text:span text:style-name="T13">}</text:span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>anyaegorovaa@LAPTOP-9PIFT2VJ:~/2kurs/os/lab2$ cat </text:span><text:span text:style-name="T20">main.cpp</text:span></text:p>
      <text:p text:style-name="P23"><text:span text:style-name="T13">#include &lt;iostream&gt;</text:span></text:p>
      <text:p text:style-name="P23"><text:span text:style-name="T13">#include &lt;unistd.h&gt;</text:span></text:p>
      <text:p text:style-name="P23"><text:span text:style-name="T13">#include &lt;cstring&gt;</text:span></text:p>
      <text:p text:style-name="P23"><text:span text:style-name="T13">#include &lt;string&gt;</text:span></text:p>
      <text:p text:style-name="P23"><text:span text:style-name="T13"/></text:p>
      <text:p text:style-name="P23"><text:span text:style-name="T13">int main(int argc, char* argv[]) {</text:span></text:p>
      <text:p text:style-name="P23"><text:span text:style-name="T13"><text:s text:c="4"/>int pipeFdToServ;</text:span></text:p>
      <text:p text:style-name="P23"><text:span text:style-name="T13"><text:s text:c="4"/>int pipeFdFromServ;</text:span></text:p>
      <text:p text:style-name="P23"><text:span text:style-name="T13"/></text:p>
      <text:p text:style-name="P23"><text:span text:style-name="T13"><text:s text:c="4"/>pipeFdToServ = std::stoi(argv[0]);</text:span></text:p>
      <text:p text:style-name="P23"><text:span text:style-name="T13"><text:s text:c="4"/>pipeFdFromServ = std::stoi(argv[1]);</text:span></text:p>
      <text:p text:style-name="P23"><text:span text:style-name="T13"/></text:p>
      <text:p text:style-name="P23"><text:span text:style-name="T13"><text:s text:c="4"/>std::string outStr;</text:span></text:p>
      <text:p text:style-name="P23"><text:span text:style-name="T13"><text:s text:c="4"/>int msgSize, inMsg;</text:span></text:p>
      <text:p text:style-name="P23"><text:span text:style-name="T13"><text:s text:c="4"/>while (true) {</text:span></text:p>
      <text:p text:style-name="P23"><text:span text:style-name="T13"><text:s text:c="8"/>std::getline(std::cin, outStr);</text:span></text:p>
      <text:p text:style-name="P23"><text:span text:style-name="T13"><text:s text:c="8"/>int a = outStr.length();</text:span></text:p>
      <text:p text:style-name="P23"><text:span text:style-name="T13"><text:s text:c="8"/>outStr[a] = '\n';</text:span></text:p>
      <text:p text:style-name="P23"><text:span text:style-name="T13"><text:s text:c="8"/>outStr[a + 1] = '\0';</text:span></text:p>
      <text:p text:style-name="P23"><text:span text:style-name="T13"><text:s text:c="8"/>if (write(pipeFdToServ, outStr.c_str(), a + 1) == -1) {</text:span></text:p>
      <text:p text:style-name="P23"><text:span text:style-name="T13"><text:s text:c="12"/>std::cout &lt;&lt; "Cannot write to pipe\n";</text:span></text:p>
      <text:p text:style-name="P23"><text:span text:style-name="T13"><text:s text:c="12"/>exit(-1);</text:span></text:p>
      <text:p text:style-name="P23"><text:span text:style-name="T13"><text:s text:c="8"/>}</text:span></text:p>
      <text:p text:style-name="P23"><text:span text:style-name="T13"><text:s text:c="8"/>read(pipeFdFromServ, &amp;msgSize, sizeof(int));</text:span></text:p>
      <text:p text:style-name="P23"><text:span text:style-name="T13"><text:s text:c="8"/>std::cout &lt;&lt; "Mesage no: " &lt;&lt; msgSize &lt;&lt; '\n';</text:span></text:p>
      <text:p text:style-name="P23"><text:span text:style-name="T13"><text:s text:c="8"/>if (msgSize == -2) {</text:span></text:p>
      <text:p text:style-name="P23"><text:span text:style-name="T13"><text:s text:c="12"/>break;</text:span></text:p>
      <text:p text:style-name="P23"><text:span text:style-name="T13"><text:s text:c="8"/>}</text:span></text:p>
      <text:p text:style-name="P23"><text:span text:style-name="T13"><text:s text:c="8"/>for (int i = 0; i &lt; msgSize; i++) {</text:span></text:p>
      <text:p text:style-name="P23"><text:span text:style-name="T13"><text:s text:c="12"/>read(pipeFdFromServ, &amp;inMsg, sizeof(int));</text:span></text:p>
      <text:p text:style-name="P23"><text:span text:style-name="T13"><text:s text:c="12"/>std::cout &lt;&lt; inMsg &lt;&lt; '\n';</text:span></text:p>
      <text:p text:style-name="P23"><text:span text:style-name="T13"><text:s text:c="8"/>}</text:span></text:p>
      <text:p text:style-name="P23"><text:span text:style-name="T13"><text:s text:c="4"/>}</text:span></text:p>
      <text:p text:style-name="P23"><text:span text:style-name="T13"><text:s text:c="4"/>return 0;</text:span></text:p>
      <text:p text:style-name="P23"><text:span text:style-name="T13">}</text:span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oft-page-break/><text:span text:style-name="T13"/></text:p>
      <text:p text:style-name="P23"><text:span text:style-name="T13"/></text:p>
      <text:p text:style-name="P20"><text:span text:style-name="T13">5. </text:span><text:span text:style-name="T21">ДЕМОНСТРАЦИЯ РАБОТЫ ПРОГРАММЫ.</text:span></text:p>
      <text:p text:style-name="P20"><text:span text:style-name="T21"/></text:p>
      <text:p text:style-name="P21"><text:span text:style-name="T21"/></text:p>
      <text:p text:style-name="P24"><text:span text:style-name="T21">anyaegorovaa@LAPTOP-9PIFT2VJ:~/2kurs/os/lab2$ ./server.out</text:span></text:p>
      <text:p text:style-name="P24"><text:span text:style-name="T21">Create main procces</text:span></text:p>
      <text:p text:style-name="P24"><text:span text:style-name="T21">c 1</text:span></text:p>
      <text:p text:style-name="P24"><text:span text:style-name="T21">Mesage no: 0</text:span></text:p>
      <text:p text:style-name="P24"><text:span text:style-name="T21">c 2</text:span></text:p>
      <text:p text:style-name="P24"><text:span text:style-name="T21">Mesage no: 0</text:span></text:p>
      <text:p text:style-name="P24"><text:span text:style-name="T21">d 2</text:span></text:p>
      <text:p text:style-name="P24"><text:span text:style-name="T21">Mesage no: 0</text:span></text:p>
      <text:p text:style-name="P24"><text:span text:style-name="T21">a 1 f 1 2 3 4 5</text:span></text:p>
      <text:p text:style-name="P24"><text:span text:style-name="T21">Mesage no: 0</text:span></text:p>
      <text:p text:style-name="P24"><text:span text:style-name="T21">p 1</text:span></text:p>
      <text:p text:style-name="P24"><text:span text:style-name="T21">Mesage no: 5</text:span></text:p>
      <text:p text:style-name="P24"><text:span text:style-name="T21">5</text:span></text:p>
      <text:p text:style-name="P24"><text:span text:style-name="T21">4</text:span></text:p>
      <text:p text:style-name="P24"><text:span text:style-name="T21">3</text:span></text:p>
      <text:p text:style-name="P24"><text:span text:style-name="T21">2</text:span></text:p>
      <text:p text:style-name="P24"><text:span text:style-name="T21">1</text:span></text:p>
      <text:p text:style-name="P24"><text:span text:style-name="T21">a 1 b 22 33</text:span></text:p>
      <text:p text:style-name="P24"><text:span text:style-name="T21">Mesage no: 0</text:span></text:p>
      <text:p text:style-name="P24"><text:span text:style-name="T21">p 1</text:span></text:p>
      <text:p text:style-name="P24"><text:span text:style-name="T21">Mesage no: 7</text:span></text:p>
      <text:p text:style-name="P24"><text:span text:style-name="T21">5</text:span></text:p>
      <text:p text:style-name="P24"><text:span text:style-name="T21">4</text:span></text:p>
      <text:p text:style-name="P24"><text:span text:style-name="T21">3</text:span></text:p>
      <text:p text:style-name="P24"><text:span text:style-name="T21">2</text:span></text:p>
      <text:p text:style-name="P24"><text:span text:style-name="T21">1</text:span></text:p>
      <text:p text:style-name="P24"><text:span text:style-name="T21">22</text:span></text:p>
      <text:p text:style-name="P24"><text:span text:style-name="T21">33</text:span></text:p>
      <text:p text:style-name="P24"><text:span text:style-name="T21">s 1</text:span></text:p>
      <text:p text:style-name="P24"><text:span text:style-name="T21">Mesage no: 1</text:span></text:p>
      <text:p text:style-name="P24"><text:span text:style-name="T21">7</text:span></text:p>
      <text:p text:style-name="P24"><text:span text:style-name="T21">o 1 b</text:span></text:p>
      <text:p text:style-name="P24"><text:span text:style-name="T21">Mesage no: 1</text:span></text:p>
      <text:p text:style-name="P24"><text:span text:style-name="T21">33</text:span></text:p>
      <text:p text:style-name="P24"><text:span text:style-name="T21">p 1</text:span></text:p>
      <text:p text:style-name="P24"><text:span text:style-name="T21">Mesage no: 6</text:span></text:p>
      <text:p text:style-name="P24"><text:span text:style-name="T21">5</text:span></text:p>
      <text:p text:style-name="P24"><text:span text:style-name="T21">4</text:span></text:p>
      <text:p text:style-name="P24"><text:span text:style-name="T21">3</text:span></text:p>
      <text:p text:style-name="P24"><text:span text:style-name="T21">2</text:span></text:p>
      <text:p text:style-name="P24"><text:span text:style-name="T21">1</text:span></text:p>
      <text:p text:style-name="P24"><text:span text:style-name="T21">22</text:span></text:p>
      <text:p text:style-name="P24"><text:span text:style-name="T21">o 1 f</text:span></text:p>
      <text:p text:style-name="P24"><text:span text:style-name="T21">Mesage no: 1</text:span></text:p>
      <text:p text:style-name="P24"><text:span text:style-name="T21">5</text:span></text:p>
      <text:p text:style-name="P24"><text:span text:style-name="T21">p 1</text:span></text:p>
      <text:p text:style-name="P24"><text:span text:style-name="T21">Mesage no: 5</text:span></text:p>
      <text:p text:style-name="P24"><text:span text:style-name="T21">4</text:span></text:p>
      <text:p text:style-name="P24"><text:span text:style-name="T21">3</text:span></text:p>
      <text:p text:style-name="P24"><text:span text:style-name="T21">2</text:span></text:p>
      <text:p text:style-name="P24"><text:span text:style-name="T21">1</text:span></text:p>
      <text:p text:style-name="P24"><text:span text:style-name="T21">22</text:span></text:p>
      <text:p text:style-name="P24"><text:span text:style-name="T21">o 1 i 2</text:span></text:p>
      <text:p text:style-name="P24"><text:span text:style-name="T21">Mesage no: 1</text:span></text:p>
      <text:p text:style-name="P24"><text:span text:style-name="T21">3</text:span></text:p>
      <text:p text:style-name="P24"><text:span text:style-name="T21">p 1</text:span></text:p>
      <text:p text:style-name="P24"><text:soft-page-break/><text:span text:style-name="T21">Mesage no: 4</text:span></text:p>
      <text:p text:style-name="P24"><text:span text:style-name="T21">4</text:span></text:p>
      <text:p text:style-name="P24"><text:span text:style-name="T21">2</text:span></text:p>
      <text:p text:style-name="P24"><text:span text:style-name="T21">1</text:span></text:p>
      <text:p text:style-name="P24"><text:span text:style-name="T21">22</text:span></text:p>
      <text:p text:style-name="P24"><text:span text:style-name="T21">s 1</text:span></text:p>
      <text:p text:style-name="P24"><text:span text:style-name="T21">Mesage no: 1</text:span></text:p>
      <text:p text:style-name="P24"><text:span text:style-name="T21">4</text:span></text:p>
      <text:p text:style-name="P24"><text:span text:style-name="T21">r 1 1</text:span></text:p>
      <text:p text:style-name="P24"><text:span text:style-name="T21">Mesage no: 0</text:span></text:p>
      <text:p text:style-name="P24"><text:span text:style-name="T21">p 1</text:span></text:p>
      <text:p text:style-name="P24"><text:span text:style-name="T21">Mesage no: 3</text:span></text:p>
      <text:p text:style-name="P24"><text:span text:style-name="T21">2</text:span></text:p>
      <text:p text:style-name="P24"><text:span text:style-name="T21">1</text:span></text:p>
      <text:p text:style-name="P24"><text:span text:style-name="T21">22</text:span></text:p>
      <text:p text:style-name="P24"><text:span text:style-name="T21">s 1</text:span></text:p>
      <text:p text:style-name="P24"><text:span text:style-name="T21">Mesage no: 1</text:span></text:p>
      <text:p text:style-name="P24"><text:span text:style-name="T21">3</text:span></text:p>
      <text:p text:style-name="P24"><text:span text:style-name="T21">q</text:span></text:p>
      <text:p text:style-name="P24"><text:span text:style-name="T21">Mesage no: -2</text:span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19"><text:soft-page-break/><text:span text:style-name="T13">6. ВЫВОД</text:span></text:p>
      <text:p text:style-name="P19"><text:span text:style-name="T16"/></text:p>
      <text:p text:style-name="P22"><text:span text:style-name="T22">Д</text:span><text:span text:style-name="T24">елая данную лабораторную работу я научилась думать логически, прописывая <text:s/>взаимодействия между </text:span><text:span text:style-name="T25">процессами</text:span><text:span text:style-name="T24">. </text:span><text:span text:style-name="T26">Мне понравилось работать с ними, к тому же, р</text:span><text:span text:style-name="T35">абота с процессами - основа, без которой заниматься системным программированием так же бессмысленно, как без знания организации памяти. </text:span><text:span text:style-name="T36">Разбирать с ними было сложно для меня, но надеюсь, станет проще при выполнении следующих заданий, и мои знания увелича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Verdana" svg:font-family="Verdana, Geneva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9T13:22:36.138000000</dc:date>
    <meta:editing-duration>PT13M1S</meta:editing-duration>
    <meta:editing-cycles>3</meta:editing-cycles>
    <meta:generator>LibreOffice/6.1.1.2$Windows_X86_64 LibreOffice_project/5d19a1bfa650b796764388cd8b33a5af1f5baa1b</meta:generator>
    <meta:document-statistic meta:table-count="1" meta:image-count="0" meta:object-count="0" meta:page-count="14" meta:paragraph-count="449" meta:word-count="1480" meta:character-count="14776" meta:non-whitespace-character-count="8669"/>
  </office:meta>
</office:document-meta>
</file>